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fo:font-size="14pt" officeooo:rsid="0017c222" officeooo:paragraph-rsid="0017c222" style:font-size-asian="14pt" style:font-size-complex="14pt"/>
    </style:style>
    <style:style style:name="P2" style:family="paragraph" style:parent-style-name="Standard">
      <style:text-properties style:font-name="Open Sans" fo:font-size="14pt" officeooo:rsid="0017c222" officeooo:paragraph-rsid="0017c222" style:font-size-asian="14pt" style:font-size-complex="14pt"/>
    </style:style>
    <style:style style:name="P3" style:family="paragraph" style:parent-style-name="Standard">
      <style:text-properties style:font-name="Open Sans" fo:font-size="14pt" officeooo:rsid="0018c0dd" officeooo:paragraph-rsid="0018c0dd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) No puede trbajar porque tiene 15 años y necesita tener 16.</text:p>
      <text:p text:style-name="P1">b) Si, porque no pertenecen a la UE</text:p>
      <text:p text:style-name="P1">c) No porque ya está casado, lo que sobreentiende su independencia.</text:p>
      <text:p text:style-name="P1"/>
      <text:p text:style-name="P1">3) a) Indefinido y a tiempo completo.</text:p>
      <text:p text:style-name="P1">b) Indefinido y a tiempo completo</text:p>
      <text:p text:style-name="P1">c) Indefinido y a tiempo completo porque al tener tantos contratos temporales se puede pensar que está cubriendo un puesto fijo y el contratante intenta esquivar la ley.</text:p>
      <text:p text:style-name="P1"/>
      <text:p text:style-name="P3">5) a) 1 mes.</text:p>
      <text:p text:style-name="P3">b) 1 mes.</text:p>
      <text:p text:style-name="P3">c) Ninguna indemnización, pero si tienen que pagarle los días trabajados.</text:p>
      <text:p text:style-name="P3"/>
      <text:p text:style-name="P3">6) a) Un contrato de formación en alternancia.</text:p>
      <text:p text:style-name="P3">b) No tener título de fp o universidad, tener menos de 30 años y no haber trabajado antes en ese puesto en la empresa.</text:p>
      <text:p text:style-name="P3">c) No, el máximo son 6 meses.</text:p>
      <text:p text:style-name="P3">d) Si.</text:p>
      <text:p text:style-name="P3">e) 3 meses mínimo, 2 años máximo.</text:p>
      <text:p text:style-name="P3">f) No puede ser inferior al 60% o el 75% de la retribución en su categoría profesional, sin embargo, si esa cantidad es inferior a 1000€, deberán pagarle 1000€.</text:p>
      <text:p text:style-name="P3"/>
      <text:p text:style-name="P3">7) a) Un contrato para la obtención de práctica profesional.</text:p>
      <text:p text:style-name="P3">b) Si.</text:p>
      <text:p text:style-name="P3">c) Mínimo 6 meses, máximo 1 año.</text:p>
      <text:p text:style-name="P3"/>
      <text:p text:style-name="P3">8) a) Si</text:p>
      <text:p text:style-name="P3">b) 1 año</text:p>
      <text:p text:style-name="P3">c) Si, pero el mínimo deben ser 1000€.</text:p>
      <text:p text:style-name="P3"/>
      <text:p text:style-name="P3">9) a) Si.</text:p>
      <text:p text:style-name="P3">b) 1 mes.</text:p>
      <text:p text:style-name="P3">c) Se continuará su periodo de pruebas después de volver al trabajo.</text:p>
      <text:p text:style-name="P3"><text:soft-page-break/>11) a) Un contrato temporal para sustituir. Porque ese puesto pertenece a otro trabajador, solo que necesitan a alguien temporalmente para ocuparlo.</text:p>
      <text:p text:style-name="P3">b) Hasta la reincorporación del otro trabajador y si no se reincorpora el contratado temporal no tiene derecho a quedarse en ese puesto.</text:p>
      <text:p text:style-name="P3">c) No tienen indemnización.</text:p>
      <text:p text:style-name="P3"/>
      <text:p text:style-name="P3">13) a) Un contrato fijo discontinuo. Porque es cíclico, todos los años se repite por la misma fecha.</text:p>
      <text:p text:style-name="P3">b) Un contrato temporal.</text:p>
      <text:p text:style-name="P3">c) Si, debería tener un contrato fijo discontínuo-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0T14:44:25.552259824</dc:date>
    <meta:editing-duration>PT25M18S</meta:editing-duration>
    <meta:editing-cycles>2</meta:editing-cycles>
    <meta:generator>LibreOffice/7.4.1.2$Linux_X86_64 LibreOffice_project/40$Build-2</meta:generator>
    <meta:document-statistic meta:table-count="0" meta:image-count="0" meta:object-count="0" meta:page-count="2" meta:paragraph-count="30" meta:word-count="298" meta:character-count="1615" meta:non-whitespace-character-count="1347"/>
  </office:meta>
</office:document-meta>
</file>